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5e4d7" officeooo:paragraph-rsid="001f4186" fo:background-color="#ffff00"/>
    </style:style>
    <style:style style:name="P2" style:family="paragraph" style:parent-style-name="Standard" style:list-style-name="L1">
      <style:text-properties officeooo:rsid="0010af2d" officeooo:paragraph-rsid="001f4186" fo:background-color="#ffff00"/>
    </style:style>
    <style:style style:name="P3" style:family="paragraph" style:parent-style-name="Standard" style:list-style-name="L1">
      <style:text-properties officeooo:rsid="001151f2" officeooo:paragraph-rsid="001f4186" fo:background-color="#ffff00"/>
    </style:style>
    <style:style style:name="T1" style:family="text">
      <style:text-properties officeooo:rsid="001151f2"/>
    </style:style>
    <style:style style:name="T2" style:family="text">
      <style:text-properties officeooo:rsid="0010b267"/>
    </style:style>
    <style:style style:name="T3" style:family="text">
      <style:text-properties officeooo:rsid="00142e9f"/>
    </style:style>
    <style:style style:name="T4" style:family="text">
      <style:text-properties officeooo:rsid="0015e4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81245458299874699" text:style-name="L1">
        <text:list-item>
          <text:p text:style-name="P2">Timing Resolution results</text:p>
          <text:list>
            <text:list-item>
              <text:p text:style-name="P2"><text:span text:style-name="T1">100,000,000</text:span> loop iterations</text:p>
              <text:list>
                <text:list-item>
                  <text:p text:style-name="P2">minimum time</text:p>
                  <text:list>
                    <text:list-item>
                      <text:p text:style-name="P2">1 iteration of stall loops</text:p>
                      <text:list>
                        <text:list-item>
                          <text:p text:style-name="P2">clock_gettime: 0.01<text:span text:style-name="T2">3</text:span>000</text:p>
                        </text:list-item>
                        <text:list-item>
                          <text:p text:style-name="P2">rdtsc: 0.00563<text:span text:style-name="T2">4</text:span></text:p>
                        </text:list-item>
                      </text:list>
                    </text:list-item>
                    <text:list-item>
                      <text:p text:style-name="P2"><text:span text:style-name="T1">2</text:span> iteration of stall loops</text:p>
                      <text:list>
                        <text:list-item>
                          <text:p text:style-name="P2">clock_gettime: 0.01<text:span text:style-name="T3">4</text:span>000</text:p>
                        </text:list-item>
                        <text:list-item>
                          <text:p text:style-name="P2">rdtsc: 0.00<text:span text:style-name="T1">5634</text:span></text:p>
                        </text:list-item>
                        <text:list-item>
                          <text:p text:style-name="P3">diffclock_gettime: 0.00<text:span text:style-name="T3">1</text:span></text:p>
                        </text:list-item>
                        <text:list-item>
                          <text:p text:style-name="P3">diffrdtsc: 0</text:p>
                        </text:list-item>
                      </text:list>
                    </text:list-item>
                    <text:list-item>
                      <text:p text:style-name="P2"><text:span text:style-name="T3">3</text:span> iteration of stall loops</text:p>
                      <text:list>
                        <text:list-item>
                          <text:p text:style-name="P2">clock_gettime: 0.01<text:span text:style-name="T3">5</text:span>000</text:p>
                        </text:list-item>
                        <text:list-item>
                          <text:p text:style-name="P2">rdtsc: 0.00<text:span text:style-name="T1">5634</text:span></text:p>
                        </text:list-item>
                        <text:list-item>
                          <text:p text:style-name="P3">diffclock_gettime: 0.00<text:span text:style-name="T3">1</text:span></text:p>
                        </text:list-item>
                        <text:list-item>
                          <text:p text:style-name="P3">diffrdtsc: 0</text:p>
                        </text:list-item>
                      </text:list>
                    </text:list-item>
                    <text:list-item>
                      <text:p text:style-name="P2"><text:span text:style-name="T4">9</text:span> iteration of stall loops</text:p>
                      <text:list>
                        <text:list-item>
                          <text:p text:style-name="P2">clock_gettime: 0.0<text:span text:style-name="T4">24</text:span>000</text:p>
                        </text:list-item>
                        <text:list-item>
                          <text:p text:style-name="P2">rdtsc: 0.00<text:span text:style-name="T1">5634</text:span></text:p>
                        </text:list-item>
                        <text:list-item>
                          <text:p text:style-name="P3">diffclock_gettime: <text:span text:style-name="T4">N/A</text:span></text:p>
                        </text:list-item>
                        <text:list-item>
                          <text:p text:style-name="P3">diffrdtsc: <text:span text:style-name="T4">0</text:span></text:p>
                        </text:list-item>
                      </text:list>
                    </text:list-item>
                    <text:list-item>
                      <text:p text:style-name="P2"><text:span text:style-name="T4">10</text:span> iteration of stall loops</text:p>
                      <text:list>
                        <text:list-item>
                          <text:p text:style-name="P2">clock_gettime: 0.0<text:span text:style-name="T4">26</text:span>000</text:p>
                        </text:list-item>
                        <text:list-item>
                          <text:p text:style-name="P2">rdtsc: 0.00<text:span text:style-name="T4">6573</text:span></text:p>
                        </text:list-item>
                        <text:list-item>
                          <text:p text:style-name="P3">diffclock_gettime: 0.00<text:span text:style-name="T4">2</text:span></text:p>
                        </text:list-item>
                        <text:list-item>
                          <text:p text:style-name="P3">diffrdtsc: <text:span text:style-name="T4">0.000939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">Results: </text:p>
                  <text:list>
                    <text:list-item>
                      <text:p text:style-name="P1">The resolution of clock_gettime is 0.001 us (1ns)</text:p>
                    </text:list-item>
                    <text:list-item>
                      <text:p text:style-name="P1">The resolution of rdtsc is 0.000939 us (0.939ns)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9:52:56.255454930</meta:creation-date>
    <meta:generator>LibreOffice/4.2.8.2$Linux_X86_64 LibreOffice_project/420m0$Build-2</meta:generator>
    <dc:date>2017-01-29T19:53:22.139323695</dc:date>
    <meta:editing-duration>P0D</meta:editing-duration>
    <meta:editing-cycles>1</meta:editing-cycles>
    <meta:document-statistic meta:table-count="0" meta:image-count="0" meta:object-count="0" meta:page-count="1" meta:paragraph-count="29" meta:word-count="115" meta:character-count="669" meta:non-whitespace-character-count="611"/>
  </office:meta>
</office:document-meta>
</file>